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1" officeooo:rsid="000fb24f" officeooo:paragraph-rsid="000bb9a5"/>
    </style:style>
    <style:style style:name="P6" style:family="paragraph" style:parent-style-name="Standard">
      <style:text-properties style:font-name="Arial1" officeooo:rsid="000fb24f" officeooo:paragraph-rsid="000fb24f"/>
    </style:style>
    <style:style style:name="P7" style:family="paragraph" style:parent-style-name="Standard">
      <style:text-properties style:font-name="Arial1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1" fo:font-weight="bold" officeooo:rsid="000de0e3" style:font-weight-asian="bold" style:font-weight-complex="bold"/>
    </style:style>
    <style:style style:name="T3" style:family="text">
      <style:text-properties style:font-name="Arial1" fo:font-weight="bold" officeooo:rsid="000bb9a5" style:font-weight-asian="bold" style:font-weight-complex="bold"/>
    </style:style>
    <style:style style:name="T4" style:family="text">
      <style:text-properties style:font-name="Arial1" fo:font-weight="normal" officeooo:rsid="000bb9a5" style:font-weight-asian="normal" style:font-weight-complex="normal"/>
    </style:style>
    <style:style style:name="T5" style:family="text">
      <style:text-properties officeooo:rsid="00110a2a"/>
    </style:style>
    <style:style style:name="T6" style:family="text">
      <style:text-properties style:font-name="Arial" officeooo:rsid="00110a2a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K</text:span><text:span text:style-name="T2">albi Sauce</text:span><text:span text:style-name="T4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6">5 Cloves<text:tab/><text:tab/>Garlic, <text:span text:style-name="T5">smashed</text:span></text:p>
      <text:p text:style-name="P6">3 <text:span text:style-name="T5">planks</text:span><text:tab/><text:tab/>Ginger, <text:span text:style-name="T5">a plank is ¾ by 2 by </text:span><text:span text:style-name="T6">⅛</text:span><text:span text:style-name="T5"> inches</text:span></text:p>
      <text:p text:style-name="P6">1 Cup<text:tab/><text:tab/><text:tab/>Soy Sauce</text:p>
      <text:p text:style-name="P6">3 Tbs<text:tab/><text:tab/><text:tab/>Mirin Rice Wine</text:p>
      <text:p text:style-name="P6">1<text:tab/><text:tab/><text:tab/>Asian Pear, peeled and cored/seeded</text:p>
      <text:p text:style-name="P6">½ tsp<text:tab/><text:tab/><text:tab/>Goc<text:span text:style-name="T5">h</text:span>ujang</text:p>
      <text:p text:style-name="P6">½ tsp<text:tab/><text:tab/><text:tab/>Sesame Oil</text:p>
      <text:p text:style-name="P6"><text:tab/><text:tab/><text:tab/>Black Pepper</text:p>
      <text:p text:style-name="P5"/>
      <text:p text:style-name="P6">1 Lb<text:tab/><text:tab/><text:tab/>Kalbi/Korean sliced Beef Short Ribs</text:p>
      <text:p text:style-name="P6"/>
      <text:p text:style-name="P3">Cooking Instructions:</text:p>
      <text:p text:style-name="P1"/>
      <text:p text:style-name="P6">Blend ingredients in a blender.</text:p>
      <text:p text:style-name="P6"/>
      <text:p text:style-name="P6">Strain to remove garlic and ginger and any pear bits</text:p>
      <text:p text:style-name="P6"/>
      <text:p text:style-name="P6">Bring to a boil, <text:span text:style-name="T5">and boil just long enough to remove raw garlic taste</text:span></text:p>
      <text:p text:style-name="P6"/>
      <text:p text:style-name="P6"><text:span text:style-name="T5">Remove from heat, and a</text:span>dd 2 ice cubes to cool. </text:p>
      <text:p text:style-name="P6"/>
      <text:p text:style-name="P6">Pour into bottle when cool</text:p>
      <text:p text:style-name="P6"/>
      <text:p text:style-name="P6">Marinate Beef Ribs in Kalbi Sauce 30 minutes to one hour</text:p>
      <text:p text:style-name="P6"/>
      <text:p text:style-name="P6">Broil ribs 8 minutes <text:span text:style-name="T5">per si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5:07:43.869000000</meta:creation-date>
    <meta:editing-duration>PT1H16M33S</meta:editing-duration>
    <meta:editing-cycles>4</meta:editing-cycles>
    <meta:generator>LibreOffice/6.3.2.2$Windows_X86_64 LibreOffice_project/98b30e735bda24bc04ab42594c85f7fd8be07b9c</meta:generator>
    <dc:date>2019-10-17T16:24:17.806000000</dc:date>
    <meta:print-date>2019-10-17T16:23:12.406000000</meta:print-date>
    <meta:document-statistic meta:table-count="0" meta:image-count="0" meta:object-count="0" meta:page-count="1" meta:paragraph-count="19" meta:word-count="114" meta:character-count="604" meta:non-whitespace-character-count="489"/>
  </office:meta>
</office:document-meta>
</file>